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>
      <style:text-properties fo:font-weight="bold" style:font-weight-asian="bold" style:font-weight-complex="bold"/>
    </style:style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break-before="auto" fo:text-indent="1.27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break-before="auto" fo:text-indent="1.27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/>
    <style:style style:name="T21_6" style:family="text"/>
    <style:style style:name="T21_7" style:family="text"/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text-indent="1.27cm" fo:line-height="115%" fo:margin-left="1.2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T24_7" style:family="text"/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T24_11" style:family="text">
      <style:text-properties fo:font-style="italic" style:font-style-asian="italic" style:font-style-complex="italic"/>
    </style:style>
    <style:style style:name="T24_12" style:family="text">
      <style:text-properties fo:font-style="italic" style:font-style-asian="italic" style:font-style-complex="italic"/>
    </style:style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P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T28_6" style:family="text"/>
    <style:style style:name="T28_7" style:family="text"/>
    <style:style style:name="T28_8" style:family="text">
      <style:text-properties fo:font-style="italic" style:font-style-asian="italic" style:font-style-complex="italic"/>
    </style:style>
    <style:style style:name="T28_9" style:family="text">
      <style:text-properties fo:font-style="italic" style:font-style-asian="italic" style:font-style-complex="italic"/>
    </style:style>
    <style:style style:name="T28_10" style:family="text">
      <style:text-properties fo:font-style="italic" style:font-style-asian="italic" style:font-style-complex="italic"/>
    </style:style>
    <style:style style:name="T28_11" style:family="text">
      <style:text-properties fo:font-style="italic" style:font-style-asian="italic" style:font-style-complex="italic"/>
    </style:style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>
      <style:text-properties fo:font-style="italic" style:font-style-asian="italic" style:font-style-complex="italic"/>
    </style:style>
    <style:style style:name="T28_17" style:family="text">
      <style:text-properties fo:font-style="italic" style:font-style-asian="italic" style:font-style-complex="italic"/>
    </style:style>
    <style:style style:name="T28_18" style:family="text">
      <style:text-properties fo:font-style="italic" style:font-style-asian="italic" style:font-style-complex="italic"/>
    </style:style>
    <style:style style:name="T28_19" style:family="text">
      <style:text-properties fo:font-style="italic" style:font-style-asian="italic" style:font-style-complex="italic"/>
    </style:style>
    <style:style style:name="T28_20" style:family="text">
      <style:text-properties fo:font-style="italic" style:font-style-asian="italic" style:font-style-complex="italic"/>
    </style:style>
    <style:style style:name="T28_21" style:family="text">
      <style:text-properties fo:font-style="italic" style:font-style-asian="italic" style:font-style-complex="italic"/>
    </style:style>
    <style:style style:name="T28_22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text-indent="1.27cm" fo:line-height="115%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>
      <style:text-properties fo:font-style="italic" style:font-style-asian="italic" style:font-style-complex="italic"/>
    </style:style>
    <style:style style:name="T33_3" style:family="text">
      <style:text-properties fo:font-style="italic" style:font-style-asian="italic" style:font-style-complex="italic"/>
    </style:style>
    <style:style style:name="T33_4" style:family="text">
      <style:text-properties fo:font-style="italic" style:font-style-asian="italic" style:font-style-complex="italic"/>
    </style:style>
    <style:style style:name="T33_5" style:family="text">
      <style:text-properties fo:font-style="italic" style:font-style-asian="italic" style:font-style-complex="italic"/>
    </style:style>
    <style:style style:name="T33_6" style:family="text">
      <style:text-properties fo:font-style="italic" style:font-style-asian="italic" style:font-style-complex="italic"/>
    </style:style>
    <style:style style:name="T33_7" style:family="text">
      <style:text-properties fo:font-style="italic" style:font-style-asian="italic" style:font-style-complex="italic"/>
    </style:style>
    <style:style style:name="T33_8" style:family="text">
      <style:text-properties fo:font-style="italic" style:font-style-asian="italic" style:font-style-complex="italic"/>
    </style:style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>
      <style:text-properties fo:font-style="italic" style:font-style-asian="italic" style:font-style-complex="italic"/>
    </style:style>
    <style:style style:name="T34_5" style:family="text">
      <style:text-properties fo:font-style="italic" style:font-style-asian="italic" style:font-style-complex="italic"/>
    </style:style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/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/>
    <style:style style:name="T35_11" style:family="text"/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>
      <style:text-properties fo:font-style="italic" style:font-style-asian="italic" style:font-style-complex="italic"/>
    </style:style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style="italic" style:font-style-asian="italic" style:font-style-complex="italic"/>
    </style:style>
    <style:style style:name="T36_3" style:family="text">
      <style:text-properties fo:font-style="italic" style:font-style-asian="italic" style:font-style-complex="italic"/>
    </style:style>
    <style:style style:name="T36_4" style:family="text">
      <style:text-properties fo:font-style="italic" style:font-style-asian="italic" style:font-style-complex="italic"/>
    </style:style>
    <style:style style:name="T36_5" style:family="text">
      <style:text-properties fo:font-style="italic" style:font-style-asian="italic" style:font-style-complex="italic"/>
    </style:style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/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/>
    <style:style style:name="T43_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>
      <style:text-properties fo:font-style="italic" style:font-style-asian="italic" style:font-style-complex="italic"/>
    </style:style>
    <style:style style:name="T44_14" style:family="text">
      <style:text-properties fo:font-style="italic" style:font-style-asian="italic" style:font-style-complex="italic"/>
    </style:style>
    <style:style style:name="T44_15" style:family="text">
      <style:text-properties fo:font-style="italic" style:font-style-asian="italic" style:font-style-complex="italic"/>
    </style:style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style="italic" style:font-style-asian="italic" style:font-style-complex="italic"/>
    </style:style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T51_4" style:family="text">
      <style:text-properties fo:font-style="italic" style:font-style-asian="italic" style:font-style-complex="italic"/>
    </style:style>
    <style:style style:name="T51_5" style:family="text">
      <style:text-properties fo:font-style="italic" style:font-style-asian="italic" style:font-style-complex="italic"/>
    </style:style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>
      <style:text-properties fo:font-style="italic" style:font-style-asian="italic" style:font-style-complex="italic"/>
    </style:style>
    <style:style style:name="T51_11" style:family="text">
      <style:text-properties fo:font-style="italic" style:font-style-asian="italic" style:font-style-complex="italic"/>
    </style:style>
    <style:style style:name="T51_12" style:family="text">
      <style:text-properties fo:font-style="italic" style:font-style-asian="italic" style:font-style-complex="italic"/>
    </style:style>
    <style:style style:name="T51_13" style:family="text">
      <style:text-properties fo:font-style="italic" style:font-style-asian="italic" style:font-style-complex="italic"/>
    </style:style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style="italic" style:font-style-asian="italic" style:font-style-complex="italic"/>
    </style:style>
    <style:style style:name="T52_3" style:family="text">
      <style:text-properties fo:font-style="italic" style:font-style-asian="italic" style:font-style-complex="italic"/>
    </style:style>
    <style:style style:name="T52_4" style:family="text">
      <style:text-properties fo:font-style="italic" style:font-style-asian="italic" style:font-style-complex="italic"/>
    </style:style>
    <style:style style:name="T52_5" style:family="text">
      <style:text-properties fo:font-style="italic" style:font-style-asian="italic" style:font-style-complex="italic"/>
    </style:style>
    <style:style style:name="T52_6" style:family="text">
      <style:text-properties fo:font-style="italic" style:font-style-asian="italic" style:font-style-complex="italic"/>
    </style:style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>
      <style:text-properties fo:font-style="italic" style:font-style-asian="italic" style:font-style-complex="italic"/>
    </style:style>
    <style:style style:name="T52_15" style:family="text">
      <style:text-properties fo:font-style="italic" style:font-style-asian="italic" style:font-style-complex="italic"/>
    </style:style>
    <style:style style:name="T52_16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style="italic" style:font-style-asian="italic" style:font-style-complex="italic"/>
    </style:style>
    <style:style style:name="T59_3" style:family="text">
      <style:text-properties fo:font-style="italic" style:font-style-asian="italic" style:font-style-complex="italic"/>
    </style:style>
    <style:style style:name="T59_4" style:family="text">
      <style:text-properties fo:font-style="italic" style:font-style-asian="italic" style:font-style-complex="italic"/>
    </style:style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style="italic" style:font-style-asian="italic" style:font-style-complex="italic"/>
    </style:style>
    <style:style style:name="T61_3" style:family="text">
      <style:text-properties fo:font-style="italic" style:font-style-asian="italic" style:font-style-complex="italic"/>
    </style:style>
    <style:style style:name="T61_4" style:family="text">
      <style:text-properties fo:font-style="italic" style:font-style-asian="italic" style:font-style-complex="italic"/>
    </style:style>
    <style:style style:name="T61_5" style:family="text">
      <style:text-properties fo:font-style="italic" style:font-style-asian="italic" style:font-style-complex="italic"/>
    </style:style>
    <style:style style:name="T61_6" style:family="text">
      <style:text-properties fo:font-style="italic" style:font-style-asian="italic" style:font-style-complex="italic"/>
    </style:style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style="italic" style:font-style-asian="italic" style:font-style-complex="italic"/>
    </style:style>
    <style:style style:name="T62_3" style:family="text">
      <style:text-properties fo:font-style="italic" style:font-style-asian="italic" style:font-style-complex="italic"/>
    </style:style>
    <style:style style:name="T62_4" style:family="text">
      <style:text-properties fo:font-style="italic" style:font-style-asian="italic" style:font-style-complex="italic"/>
    </style:style>
    <style:style style:name="T62_5" style:family="text"/>
    <style:style style:name="T62_6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P65" style:family="paragraph" style:parent-style-name="Standard">
      <style:paragraph-properties fo:break-before="auto" fo:text-indent="1.27cm" fo:line-height="115%" fo:margin-left="1.27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style="italic" style:font-style-asian="italic" style:font-style-complex="italic"/>
    </style:style>
    <style:style style:name="T70_3" style:family="text">
      <style:text-properties fo:font-style="italic" style:font-style-asian="italic" style:font-style-complex="italic"/>
    </style:style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style="italic" style:font-style-asian="italic" style:font-style-complex="italic"/>
    </style:style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style="italic" style:font-style-asian="italic" style:font-style-complex="italic"/>
    </style:style>
    <style:style style:name="T74_3" style:family="text">
      <style:text-properties fo:font-style="italic" style:font-style-asian="italic" style:font-style-complex="italic"/>
    </style:style>
    <style:style style:name="T74_4" style:family="text">
      <style:text-properties fo:font-style="italic" style:font-style-asian="italic" style:font-style-complex="italic"/>
    </style:style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style="italic" style:font-style-asian="italic" style:font-style-complex="italic"/>
    </style:style>
    <style:style style:name="T75_3" style:family="text">
      <style:text-properties fo:font-style="italic" style:font-style-asian="italic" style:font-style-complex="italic"/>
    </style:style>
    <style:style style:name="T75_4" style:family="text">
      <style:text-properties fo:font-style="italic" style:font-style-asian="italic" style:font-style-complex="italic"/>
    </style:style>
    <style:style style:name="T75_5" style:family="text"/>
    <style:style style:name="T75_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text-indent="1.27cm" fo:line-height="115%" fo:margin-left="1.27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style="italic" style:font-style-asian="italic" style:font-style-complex="italic"/>
    </style:style>
    <style:style style:name="T86_3" style:family="text"/>
    <style:style style:name="T86_4" style:family="text"/>
    <style:style style:name="P87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bookmark-start text:name="h.1kadacuafik"/><text:bookmark-end text:name="h.1kadacuafik"/><text:span text:style-name="T1_1">Life</text:span><text:span text:style-name="T1_2"><text:s/></text:span><text:span text:style-name="T1_3">in</text:span><text:span text:style-name="T1_4"><text:s/></text:span><text:span text:style-name="T1_5">the</text:span><text:span text:style-name="T1_6"><text:s/></text:span><text:span text:style-name="T1_7">UK</text:span><text:span text:style-name="T1_8"><text:s/></text:span><text:span text:style-name="T1_9">test</text:span><text:span text:style-name="T1_10"><text:s/>-<text:s/></text:span><text:span text:style-name="T1_11">dates</text:span><text:span text:style-name="T1_12"><text:s/></text:span><text:span text:style-name="T1_13">timeline</text:span></text:p>
      <text:p text:style-name="P2"><text:span text:style-name="T2_1">8,000<text:s/></text:span><text:span text:style-name="T2_2">BC</text:span><text:span text:style-name="T2_3"><text:s/><text:tab/>(10,000<text:s/></text:span><text:span text:style-name="T2_4">years</text:span><text:span text:style-name="T2_5"><text:s/></text:span><text:span text:style-name="T2_6">ago</text:span><text:span text:style-name="T2_7">):<text:s/></text:span><text:span text:style-name="T2_8">Britain</text:span><text:span text:style-name="T2_9"><text:s/></text:span><text:span text:style-name="T2_10">became</text:span><text:span text:style-name="T2_11"><text:s/></text:span><text:span text:style-name="T2_12">permanently</text:span><text:span text:style-name="T2_13"><text:s/></text:span><text:span text:style-name="T2_14">separated</text:span><text:span text:style-name="T2_15"><text:s/></text:span><text:span text:style-name="T2_16">from</text:span><text:span text:style-name="T2_17"><text:s/></text:span><text:span text:style-name="T2_18">Europe</text:span></text:p>
      <text:p text:style-name="P3"><text:span text:style-name="T3_1">4,000<text:s/></text:span><text:span text:style-name="T3_2">BC</text:span><text:span text:style-name="T3_3"><text:tab/>(6,000<text:s/></text:span><text:span text:style-name="T3_4">years</text:span><text:span text:style-name="T3_5"><text:s/></text:span><text:span text:style-name="T3_6">ago</text:span><text:span text:style-name="T3_7">):<text:s/></text:span><text:span text:style-name="T3_8">First</text:span><text:span text:style-name="T3_9"><text:s/></text:span><text:span text:style-name="T3_10">farmers</text:span><text:span text:style-name="T3_11"><text:s/></text:span><text:span text:style-name="T3_12">arrived</text:span></text:p>
      <text:p text:style-name="P4"><text:span text:style-name="T4_1">2,000<text:s/></text:span><text:span text:style-name="T4_2">BC</text:span><text:span text:style-name="T4_3"><text:tab/></text:span><text:span text:style-name="T4_4">(4,000<text:s/></text:span><text:span text:style-name="T4_5">years</text:span><text:span text:style-name="T4_6"><text:s/></text:span><text:span text:style-name="T4_7">ago</text:span><text:span text:style-name="T4_8">):</text:span><text:span text:style-name="T4_9"><text:s/></text:span><text:span text:style-name="T4_10">Bronze</text:span><text:span text:style-name="T4_11"><text:s/></text:span><text:span text:style-name="T4_12">age</text:span><text:span text:style-name="T4_13"><text:s/>(</text:span><text:span text:style-name="T4_14">people</text:span><text:span text:style-name="T4_15"><text:s/></text:span><text:span text:style-name="T4_16">learned</text:span><text:span text:style-name="T4_17"><text:s/></text:span><text:span text:style-name="T4_18">to</text:span><text:span text:style-name="T4_19"><text:s/></text:span><text:span text:style-name="T4_20">make</text:span><text:span text:style-name="T4_21"><text:s/></text:span><text:span text:style-name="T4_22">bronze</text:span><text:span text:style-name="T4_23">)<text:s/></text:span></text:p>
      <text:p text:style-name="P5"><text:span text:style-name="T5_1">55<text:s/></text:span><text:span text:style-name="T5_2">BC</text:span><text:span text:style-name="T5_3"><text:tab/><text:tab/></text:span><text:span text:style-name="T5_4">Roman</text:span><text:span text:style-name="T5_5"><text:s/></text:span><text:span text:style-name="T5_6">Julius</text:span><text:span text:style-name="T5_7"><text:s/></text:span><text:span text:style-name="T5_8">Caesar</text:span><text:span text:style-name="T5_9"><text:s/></text:span><text:span text:style-name="T5_10">tried</text:span><text:span text:style-name="T5_11"><text:s/>(</text:span><text:span text:style-name="T5_12">failed</text:span><text:span text:style-name="T5_13">)<text:s/></text:span><text:span text:style-name="T5_14">to</text:span><text:span text:style-name="T5_15"><text:s/></text:span><text:span text:style-name="T5_16">invade</text:span><text:span text:style-name="T5_17"><text:s/></text:span><text:span text:style-name="T5_18">Britain</text:span></text:p>
      <text:p text:style-name="P6"/>
      <text:p text:style-name="P7"><text:span text:style-name="T7_1">43<text:s/></text:span><text:span text:style-name="T7_2">AD</text:span><text:span text:style-name="T7_3"><text:tab/><text:tab/></text:span><text:span text:style-name="T7_4">Roman</text:span><text:span text:style-name="T7_5"><text:s/></text:span><text:span text:style-name="T7_6">Emperor</text:span><text:span text:style-name="T7_7"><text:s/></text:span><text:span text:style-name="T7_8">Claudius</text:span><text:span text:style-name="T7_9"><text:s/></text:span><text:span text:style-name="T7_10">successfully</text:span><text:span text:style-name="T7_11"><text:s/></text:span><text:span text:style-name="T7_12">invaded</text:span><text:span text:style-name="T7_13"><text:s/>(</text:span><text:span text:style-name="T7_14">most</text:span><text:span text:style-name="T7_15"><text:s/></text:span><text:span text:style-name="T7_16">of</text:span><text:span text:style-name="T7_17">)<text:s/></text:span><text:span text:style-name="T7_18">Britain</text:span></text:p>
      <text:p text:style-name="P8"><text:span text:style-name="T8_1">410</text:span><text:span text:style-name="T8_2"><text:tab/><text:tab/></text:span><text:span text:style-name="T8_3">Romans</text:span><text:span text:style-name="T8_4"><text:s/></text:span><text:span text:style-name="T8_5">leave</text:span><text:span text:style-name="T8_6"><text:s/></text:span><text:span text:style-name="T8_7">Britain</text:span></text:p>
      <text:p text:style-name="P9"><text:span text:style-name="T9_1">600</text:span><text:span text:style-name="T9_2"><text:tab/><text:tab/></text:span><text:span text:style-name="T9_3">Anglo</text:span><text:span text:style-name="T9_4">-</text:span><text:span text:style-name="T9_5">Saxons</text:span><text:span text:style-name="T9_6"><text:s/></text:span><text:span text:style-name="T9_7">establish</text:span><text:span text:style-name="T9_8"><text:s/></text:span><text:span text:style-name="T9_9">in</text:span><text:span text:style-name="T9_10"><text:s/></text:span><text:span text:style-name="T9_11">Britain</text:span><text:span text:style-name="T9_12"><text:s/>(</text:span><text:span text:style-name="T9_13">except</text:span><text:span text:style-name="T9_14"><text:s/></text:span><text:span text:style-name="T9_15">much</text:span><text:span text:style-name="T9_16"><text:s/></text:span><text:span text:style-name="T9_17">of</text:span><text:span text:style-name="T9_18"><text:s/></text:span><text:span text:style-name="T9_19">Wales</text:span><text:span text:style-name="T9_20"><text:s/></text:span><text:span text:style-name="T9_21">and</text:span><text:span text:style-name="T9_22"><text:s/></text:span><text:span text:style-name="T9_23">Scotland</text:span><text:span text:style-name="T9_24">)</text:span></text:p>
      <text:p text:style-name="P10"><text:span text:style-name="T10_1">789</text:span><text:span text:style-name="T10_2"><text:tab/><text:tab/></text:span><text:span text:style-name="T10_3">Vikings</text:span><text:span text:style-name="T10_4"><text:s/></text:span><text:span text:style-name="T10_5">first</text:span><text:span text:style-name="T10_6"><text:s/></text:span><text:span text:style-name="T10_7">visited</text:span><text:span text:style-name="T10_8"><text:s/></text:span><text:span text:style-name="T10_9">Britain</text:span><text:span text:style-name="T10_10">,<text:s/></text:span><text:span text:style-name="T10_11">raiding</text:span><text:span text:style-name="T10_12"><text:s/></text:span><text:span text:style-name="T10_13">coastal</text:span><text:span text:style-name="T10_14"><text:s/></text:span><text:span text:style-name="T10_15">towns</text:span><text:span text:style-name="T10_16"><text:s/></text:span><text:span text:style-name="T10_17">to</text:span><text:span text:style-name="T10_18"><text:s/></text:span><text:span text:style-name="T10_19">take</text:span><text:span text:style-name="T10_20"><text:s/></text:span><text:span text:style-name="T10_21">goods</text:span><text:span text:style-name="T10_22"><text:s/>&amp;<text:s/></text:span><text:span text:style-name="T10_23">slaves</text:span></text:p>
      <text:p text:style-name="P11"><text:span text:style-name="T11_1">1066<text:tab/><text:tab/></text:span><text:span text:style-name="T11_2">Norman</text:span><text:span text:style-name="T11_3"><text:s/></text:span><text:span text:style-name="T11_4">William</text:span><text:span text:style-name="T11_5"><text:s/></text:span><text:span text:style-name="T11_6">the</text:span><text:span text:style-name="T11_7"><text:s/></text:span><text:span text:style-name="T11_8">Conqueror</text:span><text:span text:style-name="T11_9"><text:s/></text:span><text:span text:style-name="T11_10">defeated</text:span><text:span text:style-name="T11_11"><text:s/></text:span><text:span text:style-name="T11_12">Harold</text:span><text:span text:style-name="T11_13"><text:s/></text:span><text:span text:style-name="T11_14">to</text:span><text:span text:style-name="T11_15"><text:s/></text:span><text:span text:style-name="T11_16">become</text:span></text:p>
      <text:p text:style-name="P12"><text:span text:style-name="T12_1">first</text:span><text:span text:style-name="T12_2"><text:s/></text:span><text:span text:style-name="T12_3">Norman</text:span><text:span text:style-name="T12_4"><text:s/></text:span><text:span text:style-name="T12_5">king</text:span><text:span text:style-name="T12_6"><text:s/></text:span><text:span text:style-name="T12_7">of</text:span><text:span text:style-name="T12_8"><text:s/></text:span><text:span text:style-name="T12_9">England</text:span><text:span text:style-name="T12_10"><text:s/>(</text:span><text:span text:style-name="T12_11">last</text:span><text:span text:style-name="T12_12"><text:s/></text:span><text:span text:style-name="T12_13">time</text:span><text:span text:style-name="T12_14"><text:s/></text:span><text:span text:style-name="T12_15">England</text:span><text:span text:style-name="T12_16"><text:s/></text:span><text:span text:style-name="T12_17">was</text:span><text:span text:style-name="T12_18"><text:s/></text:span><text:span text:style-name="T12_19">successfully</text:span><text:span text:style-name="T12_20"><text:s/></text:span><text:span text:style-name="T12_21">invaded</text:span><text:span text:style-name="T12_22">)</text:span></text:p>
      <text:p text:style-name="P13"><text:span text:style-name="T13_1">-&gt;<text:s/></text:span><text:span text:style-name="T13_2">Start</text:span><text:span text:style-name="T13_3"><text:s/></text:span><text:span text:style-name="T13_4">of</text:span><text:span text:style-name="T13_5"><text:s/></text:span><text:span text:style-name="T13_6">the</text:span><text:span text:style-name="T13_7"><text:s/>“</text:span><text:span text:style-name="T13_8">middle</text:span><text:span text:style-name="T13_9"><text:s/></text:span><text:span text:style-name="T13_10">ages</text:span><text:span text:style-name="T13_11">”</text:span></text:p>
      <text:p text:style-name="P14"/>
      <text:p text:style-name="P15"><text:span text:style-name="T15_1">1200<text:tab/><text:tab/></text:span><text:span text:style-name="T15_2">England</text:span><text:span text:style-name="T15_3"><text:s/></text:span><text:span text:style-name="T15_4">rules</text:span><text:span text:style-name="T15_5"><text:s/></text:span><text:span text:style-name="T15_6">Pale</text:span><text:span text:style-name="T15_7">,<text:s/></text:span><text:span text:style-name="T15_8">a</text:span><text:span text:style-name="T15_9"><text:s/></text:span><text:span text:style-name="T15_10">small</text:span><text:span text:style-name="T15_11"><text:s/></text:span><text:span text:style-name="T15_12">area</text:span><text:span text:style-name="T15_13"><text:s/></text:span><text:span text:style-name="T15_14">of</text:span><text:span text:style-name="T15_15"><text:s/></text:span><text:span text:style-name="T15_16">Ireland</text:span><text:span text:style-name="T15_17"><text:s/></text:span><text:span text:style-name="T15_18">around</text:span><text:span text:style-name="T15_19"><text:s/></text:span><text:span text:style-name="T15_20">Dublin</text:span></text:p>
      <text:p text:style-name="P16"><text:span text:style-name="T16_1">1215<text:tab/><text:tab/></text:span><text:span text:style-name="T16_2">Magna</text:span><text:span text:style-name="T16_3"><text:s/></text:span><text:span text:style-name="T16_4">Carta</text:span><text:span text:style-name="T16_5">:</text:span><text:span text:style-name="T16_6"><text:s/></text:span><text:span text:style-name="T16_7">King</text:span><text:span text:style-name="T16_8"><text:s/></text:span><text:span text:style-name="T16_9">John</text:span><text:span text:style-name="T16_10"><text:s/></text:span><text:span text:style-name="T16_11">signed</text:span><text:span text:style-name="T16_12"><text:s/>-<text:s/></text:span><text:span text:style-name="T16_13">makes</text:span><text:span text:style-name="T16_14"><text:s/></text:span><text:span text:style-name="T16_15">the</text:span><text:span text:style-name="T16_16"><text:s/></text:span><text:span text:style-name="T16_17">King</text:span><text:span text:style-name="T16_18"><text:s/></text:span><text:span text:style-name="T16_19">subject</text:span><text:span text:style-name="T16_20"><text:s/></text:span><text:span text:style-name="T16_21">to</text:span><text:span text:style-name="T16_22"><text:s/></text:span><text:span text:style-name="T16_23">the</text:span><text:span text:style-name="T16_24"><text:s/></text:span><text:span text:style-name="T16_25">law</text:span></text:p>
      <text:p text:style-name="P17"><text:span text:style-name="T17_1">1284<text:tab/><text:tab/></text:span><text:span text:style-name="T17_2">King</text:span><text:span text:style-name="T17_3"><text:s/></text:span><text:span text:style-name="T17_4">Edward</text:span><text:span text:style-name="T17_5"><text:s/></text:span><text:span text:style-name="T17_6">I</text:span><text:span text:style-name="T17_7"><text:s/></text:span><text:span text:style-name="T17_8">took</text:span><text:span text:style-name="T17_9"><text:s/></text:span><text:span text:style-name="T17_10">over</text:span><text:span text:style-name="T17_11"><text:s/></text:span><text:span text:style-name="T17_12">Wales</text:span><text:span text:style-name="T17_13"><text:s/>(</text:span><text:span text:style-name="T17_14">Statute</text:span><text:span text:style-name="T17_15"><text:s/></text:span><text:span text:style-name="T17_16">of</text:span><text:span text:style-name="T17_17"><text:s/></text:span><text:span text:style-name="T17_18">Rhuddlan</text:span><text:span text:style-name="T17_19">)</text:span></text:p>
      <text:p text:style-name="P18"><text:span text:style-name="T18_1">1314<text:tab/><text:tab/></text:span><text:span text:style-name="T18_2">Robert</text:span><text:span text:style-name="T18_3"><text:s/></text:span><text:span text:style-name="T18_4">the</text:span><text:span text:style-name="T18_5"><text:s/></text:span><text:span text:style-name="T18_6">Bruce</text:span><text:span text:style-name="T18_7"><text:s/></text:span><text:span text:style-name="T18_8">defeated</text:span><text:span text:style-name="T18_9"><text:s/></text:span><text:span text:style-name="T18_10">England</text:span><text:span text:style-name="T18_11">,<text:s/></text:span><text:span text:style-name="T18_12">Battle</text:span><text:span text:style-name="T18_13"><text:s/></text:span><text:span text:style-name="T18_14">of</text:span><text:span text:style-name="T18_15"><text:s/></text:span><text:span text:style-name="T18_16">Bannockburn</text:span></text:p>
      <text:p text:style-name="P19"><text:span text:style-name="T19_1">1334<text:tab/><text:tab/></text:span><text:span text:style-name="T19_2">Start</text:span><text:span text:style-name="T19_3"><text:s/></text:span><text:span text:style-name="T19_4">of</text:span><text:span text:style-name="T19_5"><text:s/>"100<text:s/></text:span><text:span text:style-name="T19_6">years</text:span><text:span text:style-name="T19_7"><text:s/></text:span><text:span text:style-name="T19_8">war</text:span><text:span text:style-name="T19_9">"</text:span></text:p>
      <text:p text:style-name="P20"><text:span text:style-name="T20_1">1348<text:tab/><text:tab/></text:span><text:span text:style-name="T20_2">Black</text:span><text:span text:style-name="T20_3"><text:s/></text:span><text:span text:style-name="T20_4">Death</text:span><text:span text:style-name="T20_5"><text:s/></text:span><text:span text:style-name="T20_6">comes</text:span><text:span text:style-name="T20_7"><text:s/></text:span><text:span text:style-name="T20_8">to</text:span><text:span text:style-name="T20_9"><text:s/></text:span><text:span text:style-name="T20_10">Britain</text:span><text:span text:style-name="T20_11">,<text:s/></text:span><text:span text:style-name="T20_12">kills</text:span><text:span text:style-name="T20_13"><text:s/>1/3<text:s/></text:span><text:span text:style-name="T20_14">of</text:span><text:span text:style-name="T20_15"><text:s/></text:span><text:span text:style-name="T20_16">population</text:span></text:p>
      <text:p text:style-name="P21"><text:span text:style-name="T21_1">&lt;1400<text:tab/><text:tab/></text:span><text:span text:style-name="T21_2">Geoffrey</text:span><text:span text:style-name="T21_3"><text:s/></text:span><text:span text:style-name="T21_4">Chaucer</text:span><text:span text:style-name="T21_5"><text:s/></text:span><text:span text:style-name="T21_6">wrote</text:span><text:span text:style-name="T21_7"><text:s/></text:span><text:span text:style-name="T21_8">Canterbury</text:span><text:span text:style-name="T21_9"><text:s/></text:span><text:span text:style-name="T21_10">Tales</text:span></text:p>
      <text:p text:style-name="P22"><text:span text:style-name="T22_1">1400<text:tab/><text:tab/></text:span><text:span text:style-name="T22_2">English</text:span><text:span text:style-name="T22_3"><text:s/></text:span><text:span text:style-name="T22_4">replaces</text:span><text:span text:style-name="T22_5"><text:s/></text:span><text:span text:style-name="T22_6">Norman</text:span><text:span text:style-name="T22_7"><text:s/></text:span><text:span text:style-name="T22_8">French</text:span><text:span text:style-name="T22_9"><text:s/></text:span><text:span text:style-name="T22_10">as</text:span><text:span text:style-name="T22_11"><text:s/></text:span><text:span text:style-name="T22_12">preferred</text:span><text:span text:style-name="T22_13"><text:s/></text:span><text:span text:style-name="T22_14">language</text:span></text:p>
      <text:p text:style-name="P23"><text:span text:style-name="T23_1">of</text:span><text:span text:style-name="T23_2"><text:s/></text:span><text:span text:style-name="T23_3">the</text:span><text:span text:style-name="T23_4"><text:s/></text:span><text:span text:style-name="T23_5">royal</text:span><text:span text:style-name="T23_6"><text:s/></text:span><text:span text:style-name="T23_7">court</text:span><text:span text:style-name="T23_8"><text:s/></text:span><text:span text:style-name="T23_9">and</text:span><text:span text:style-name="T23_10"><text:s/></text:span><text:span text:style-name="T23_11">Parliament</text:span></text:p>
      <text:p text:style-name="P24"><text:span text:style-name="T24_1">1415<text:tab/><text:tab/></text:span><text:span text:style-name="T24_2">Battle</text:span><text:span text:style-name="T24_3"><text:s/></text:span><text:span text:style-name="T24_4">of</text:span><text:span text:style-name="T24_5"><text:s/></text:span><text:span text:style-name="T24_6">Agincourt</text:span><text:span text:style-name="T24_7"><text:s/>-<text:s/></text:span><text:span text:style-name="T24_8">King</text:span><text:span text:style-name="T24_9"><text:s/></text:span><text:span text:style-name="T24_10">Henry</text:span><text:span text:style-name="T24_11"><text:s/></text:span><text:span text:style-name="T24_12">V</text:span><text:span text:style-name="T24_13">'</text:span><text:span text:style-name="T24_14">s</text:span><text:span text:style-name="T24_15"><text:s/></text:span><text:span text:style-name="T24_16">small</text:span><text:span text:style-name="T24_17"><text:s/></text:span><text:span text:style-name="T24_18">army</text:span><text:span text:style-name="T24_19"><text:s/></text:span><text:span text:style-name="T24_20">defeats</text:span><text:span text:style-name="T24_21"><text:s/></text:span><text:span text:style-name="T24_22">large</text:span><text:span text:style-name="T24_23"><text:s/></text:span><text:span text:style-name="T24_24">French</text:span><text:span text:style-name="T24_25"><text:s/></text:span><text:span text:style-name="T24_26">army</text:span></text:p>
      <text:p text:style-name="P25"><text:span text:style-name="T25_1">1450<text:tab/><text:tab/></text:span><text:span text:style-name="T25_2">England</text:span><text:span text:style-name="T25_3"><text:s/>"</text:span><text:span text:style-name="T25_4">left</text:span><text:span text:style-name="T25_5">"<text:s/></text:span><text:span text:style-name="T25_6">France</text:span><text:span text:style-name="T25_7"><text:s/>(</text:span><text:span text:style-name="T25_8">end</text:span><text:span text:style-name="T25_9"><text:s/></text:span><text:span text:style-name="T25_10">of</text:span><text:span text:style-name="T25_11"><text:s/>"100<text:s/></text:span><text:span text:style-name="T25_12">years</text:span><text:span text:style-name="T25_13"><text:s/></text:span><text:span text:style-name="T25_14">war</text:span><text:span text:style-name="T25_15">")</text:span></text:p>
      <text:p text:style-name="P26"/>
      <text:p text:style-name="P27"><text:span text:style-name="T27_1">1455<text:tab/><text:tab/></text:span><text:span text:style-name="T27_2">War</text:span><text:span text:style-name="T27_3"><text:s/></text:span><text:span text:style-name="T27_4">of</text:span><text:span text:style-name="T27_5"><text:s/></text:span><text:span text:style-name="T27_6">the</text:span><text:span text:style-name="T27_7"><text:s/></text:span><text:span text:style-name="T27_8">Roses</text:span><text:span text:style-name="T27_9"><text:s/></text:span><text:span text:style-name="T27_10">begins</text:span><text:span text:style-name="T27_11"><text:s/></text:span><text:span text:style-name="T27_12">between</text:span><text:span text:style-name="T27_13"><text:s/></text:span><text:span text:style-name="T27_14">houses</text:span><text:span text:style-name="T27_15"><text:s/></text:span><text:span text:style-name="T27_16">of</text:span><text:span text:style-name="T27_17"><text:s/></text:span><text:span text:style-name="T27_18">York</text:span><text:span text:style-name="T27_19"><text:s/></text:span><text:span text:style-name="T27_20">and</text:span><text:span text:style-name="T27_21"><text:s/></text:span><text:span text:style-name="T27_22">Lancaster</text:span></text:p>
      <text:p text:style-name="P28"><text:span text:style-name="T28_1">1485<text:tab/><text:tab/></text:span><text:span text:style-name="T28_2">Henry</text:span><text:span text:style-name="T28_3"><text:s/></text:span><text:span text:style-name="T28_4">Tudor</text:span><text:span text:style-name="T28_5"><text:s/></text:span><text:span text:style-name="T28_6">defeats</text:span><text:span text:style-name="T28_7"><text:s/></text:span><text:span text:style-name="T28_8">Richard</text:span><text:span text:style-name="T28_9"><text:s/></text:span><text:span text:style-name="T28_10">III</text:span><text:span text:style-name="T28_11"><text:s/></text:span><text:span text:style-name="T28_12">to</text:span><text:span text:style-name="T28_13"><text:s/></text:span><text:span text:style-name="T28_14">win</text:span><text:span text:style-name="T28_15"><text:s/></text:span><text:span text:style-name="T28_16">Battle</text:span><text:span text:style-name="T28_17"><text:s/></text:span><text:span text:style-name="T28_18">of</text:span><text:span text:style-name="T28_19"><text:s/></text:span><text:span text:style-name="T28_20">Bosworth</text:span><text:span text:style-name="T28_21"><text:s/></text:span><text:span text:style-name="T28_22">field</text:span></text:p>
      <text:p text:style-name="P29"><text:span text:style-name="T29_1"><text:tab/><text:tab/></text:span><text:span text:style-name="T29_2">Becomes</text:span><text:span text:style-name="T29_3"><text:s/></text:span><text:span text:style-name="T29_4">Henry</text:span><text:span text:style-name="T29_5"><text:s/></text:span><text:span text:style-name="T29_6">VII</text:span></text:p>
      <text:p text:style-name="P30"><text:span text:style-name="T30_1">-&gt;<text:s/></text:span><text:span text:style-name="T30_2">End</text:span><text:span text:style-name="T30_3"><text:s/></text:span><text:span text:style-name="T30_4">of</text:span><text:span text:style-name="T30_5"><text:s/></text:span><text:span text:style-name="T30_6">the</text:span><text:span text:style-name="T30_7"><text:s/>“</text:span><text:span text:style-name="T30_8">middle</text:span><text:span text:style-name="T30_9"><text:s/></text:span><text:span text:style-name="T30_10">ages</text:span><text:span text:style-name="T30_11">”</text:span></text:p>
      <text:p text:style-name="P31"/>
      <text:p text:style-name="P32"><text:span text:style-name="T32_1">1560<text:tab/><text:tab/></text:span><text:span text:style-name="T32_2">Scotland</text:span><text:span text:style-name="T32_3"><text:s/></text:span><text:span text:style-name="T32_4">becomes</text:span><text:span text:style-name="T32_5"><text:s/></text:span><text:span text:style-name="T32_6">Protestant</text:span><text:span text:style-name="T32_7"><text:s/>(</text:span><text:span text:style-name="T32_8">abolishes</text:span><text:span text:style-name="T32_9"><text:s/></text:span><text:span text:style-name="T32_10">authority</text:span><text:span text:style-name="T32_11"><text:s/></text:span><text:span text:style-name="T32_12">of</text:span><text:span text:style-name="T32_13"><text:s/></text:span><text:span text:style-name="T32_14">the</text:span><text:span text:style-name="T32_15"><text:s/></text:span><text:span text:style-name="T32_16">pope</text:span><text:span text:style-name="T32_17">)</text:span></text:p>
      <text:p text:style-name="P33"><text:span text:style-name="T33_1"><text:tab/><text:tab/></text:span><text:span text:style-name="T33_2">Mary</text:span><text:span text:style-name="T33_3"><text:s/></text:span><text:span text:style-name="T33_4">Queen</text:span><text:span text:style-name="T33_5"><text:s/></text:span><text:span text:style-name="T33_6">of</text:span><text:span text:style-name="T33_7"><text:s/></text:span><text:span text:style-name="T33_8">Scots</text:span><text:span text:style-name="T33_9"><text:s/>(</text:span><text:span text:style-name="T33_10">Catholic</text:span><text:span text:style-name="T33_11">)<text:s/></text:span><text:span text:style-name="T33_12">flees</text:span><text:span text:style-name="T33_13"><text:s/></text:span><text:span text:style-name="T33_14">to</text:span><text:span text:style-name="T33_15"><text:s/></text:span><text:span text:style-name="T33_16">England</text:span><text:span text:style-name="T33_17"><text:line-break/><text:tab/><text:tab/>-&gt;<text:s/></text:span><text:span text:style-name="T33_18">imprisoned</text:span><text:span text:style-name="T33_19"><text:s/></text:span><text:span text:style-name="T33_20">for</text:span><text:span text:style-name="T33_21"><text:s/>20<text:s/></text:span><text:span text:style-name="T33_22">years</text:span><text:span text:style-name="T33_23"><text:s/></text:span><text:span text:style-name="T33_24">then</text:span><text:span text:style-name="T33_25"><text:s/></text:span><text:span text:style-name="T33_26">executed</text:span></text:p>
      <text:p text:style-name="P34"><text:span text:style-name="T34_1">1564<text:tab/><text:tab/></text:span><text:span text:style-name="T34_2">Williams</text:span><text:span text:style-name="T34_3"><text:s/></text:span><text:span text:style-name="T34_4">Shakespeare</text:span><text:span text:style-name="T34_5"><text:s/></text:span><text:span text:style-name="T34_6">born</text:span></text:p>
      <text:p text:style-name="P35"><text:span text:style-name="T35_1">1588<text:tab/><text:tab/></text:span><text:span text:style-name="T35_2">English</text:span><text:span text:style-name="T35_3"><text:s/></text:span><text:span text:style-name="T35_4">Sir</text:span><text:span text:style-name="T35_5"><text:s/></text:span><text:span text:style-name="T35_6">Francis</text:span><text:span text:style-name="T35_7"><text:s/></text:span><text:span text:style-name="T35_8">Drake</text:span><text:span text:style-name="T35_9"><text:s/></text:span><text:span text:style-name="T35_10">defeat</text:span><text:span text:style-name="T35_11"><text:s/></text:span><text:span text:style-name="T35_12">Spanish</text:span><text:span text:style-name="T35_13"><text:s/></text:span><text:span text:style-name="T35_14">Armada</text:span><text:span text:style-name="T35_15"><text:s/></text:span><text:span text:style-name="T35_16">(</text:span><text:span text:style-name="T35_17">a</text:span><text:span text:style-name="T35_18"><text:s/></text:span><text:span text:style-name="T35_19">large</text:span><text:span text:style-name="T35_20"><text:s/></text:span><text:span text:style-name="T35_21">fleet</text:span><text:span text:style-name="T35_22"><text:s/></text:span><text:span text:style-name="T35_23">of</text:span><text:span text:style-name="T35_24"><text:s/></text:span><text:span text:style-name="T35_25">invading</text:span><text:span text:style-name="T35_26"><text:s/></text:span><text:span text:style-name="T35_27">ships</text:span><text:span text:style-name="T35_28">)</text:span></text:p>
      <text:p text:style-name="P36"><text:span text:style-name="T36_1">1603<text:tab/><text:tab/></text:span><text:span text:style-name="T36_2">Elizabeth</text:span><text:span text:style-name="T36_3"><text:s/></text:span><text:span text:style-name="T36_4">I</text:span><text:span text:style-name="T36_5"><text:s/></text:span><text:span text:style-name="T36_6">dies</text:span><text:span text:style-name="T36_7"><text:s/></text:span><text:span text:style-name="T36_8">childless</text:span><text:span text:style-name="T36_9">,<text:s/></text:span><text:span text:style-name="T36_10">James</text:span><text:span text:style-name="T36_11"><text:s/></text:span><text:span text:style-name="T36_12">VI</text:span><text:span text:style-name="T36_13"><text:s/></text:span><text:span text:style-name="T36_14">of</text:span><text:span text:style-name="T36_15"><text:s/></text:span><text:span text:style-name="T36_16">Scotland</text:span><text:span text:style-name="T36_17"><text:s/></text:span><text:span text:style-name="T36_18">becomes</text:span><text:span text:style-name="T36_19"><text:s/></text:span><text:span text:style-name="T36_20">James</text:span><text:span text:style-name="T36_21"><text:s/></text:span><text:span text:style-name="T36_22">I</text:span><text:span text:style-name="T36_23"><text:s/></text:span><text:span text:style-name="T36_24">of</text:span><text:span text:style-name="T36_25"><text:s/></text:span><text:span text:style-name="T36_26">England</text:span></text:p>
      <text:p text:style-name="P37"><text:span text:style-name="T37_1">1606</text:span><text:span text:style-name="T37_2"><text:tab/><text:tab/></text:span><text:span text:style-name="T37_3">First</text:span><text:span text:style-name="T37_4"><text:s/></text:span><text:span text:style-name="T37_5">union</text:span><text:span text:style-name="T37_6"><text:s/></text:span><text:span text:style-name="T37_7">flag</text:span><text:span text:style-name="T37_8"><text:s/></text:span><text:span text:style-name="T37_9">created</text:span></text:p>
      <text:p text:style-name="P38"><text:span text:style-name="T38_1">1616<text:tab/><text:tab/></text:span><text:span text:style-name="T38_2">William</text:span><text:span text:style-name="T38_3"><text:s/></text:span><text:span text:style-name="T38_4">Shakespeare</text:span><text:span text:style-name="T38_5"><text:s/></text:span><text:span text:style-name="T38_6">dies</text:span></text:p>
      <text:p text:style-name="P39"><text:span text:style-name="T39_1">1640</text:span><text:span text:style-name="T39_2"><text:tab/><text:tab/></text:span><text:span text:style-name="T39_3">King</text:span><text:span text:style-name="T39_4"><text:s/></text:span><text:span text:style-name="T39_5">Charles</text:span><text:span text:style-name="T39_6"><text:s/></text:span><text:span text:style-name="T39_7">I</text:span><text:span text:style-name="T39_8"><text:s/></text:span><text:span text:style-name="T39_9">recalls</text:span><text:span text:style-name="T39_10"><text:s/></text:span><text:span text:style-name="T39_11">parliament</text:span><text:span text:style-name="T39_12"><text:s/></text:span><text:span text:style-name="T39_13">to</text:span><text:span text:style-name="T39_14"><text:s/></text:span><text:span text:style-name="T39_15">ask</text:span><text:span text:style-name="T39_16"><text:s/></text:span><text:span text:style-name="T39_17">it</text:span><text:span text:style-name="T39_18"><text:s/></text:span><text:span text:style-name="T39_19">for</text:span><text:span text:style-name="T39_20"><text:s/></text:span><text:span text:style-name="T39_21">money</text:span></text:p>
      <text:p text:style-name="P40"><text:span text:style-name="T40_1"><text:tab/><text:tab/>(</text:span><text:span text:style-name="T40_2">After</text:span><text:span text:style-name="T40_3"><text:s/></text:span><text:span text:style-name="T40_4">ruling</text:span><text:span text:style-name="T40_5"><text:s/></text:span><text:span text:style-name="T40_6">without</text:span><text:span text:style-name="T40_7"><text:s/></text:span><text:span text:style-name="T40_8">Parliament</text:span><text:span text:style-name="T40_9">’</text:span><text:span text:style-name="T40_10">s</text:span><text:span text:style-name="T40_11"><text:s/></text:span><text:span text:style-name="T40_12">approval</text:span><text:span text:style-name="T40_13"><text:s/></text:span><text:span text:style-name="T40_14">for</text:span><text:span text:style-name="T40_15"><text:s/>11<text:s/></text:span><text:span text:style-name="T40_16">years</text:span><text:span text:style-name="T40_17">)</text:span></text:p>
      <text:p text:style-name="P41"><text:span text:style-name="T41_1">1641<text:tab/><text:tab/></text:span><text:span text:style-name="T41_2">Irish</text:span><text:span text:style-name="T41_3"><text:s/></text:span><text:span text:style-name="T41_4">revolt</text:span><text:span text:style-name="T41_5"><text:s/></text:span><text:span text:style-name="T41_6">begins</text:span></text:p>
      <text:p text:style-name="P42"><text:span text:style-name="T42_1">1642<text:tab/><text:tab/></text:span><text:span text:style-name="T42_2">Civil</text:span><text:span text:style-name="T42_3"><text:s/></text:span><text:span text:style-name="T42_4">war</text:span><text:span text:style-name="T42_5"><text:s/></text:span><text:span text:style-name="T42_6">begins</text:span><text:span text:style-name="T42_7"><text:s/></text:span><text:span text:style-name="T42_8">between</text:span><text:span text:style-name="T42_9"><text:s/></text:span><text:span text:style-name="T42_10">Roundheads</text:span><text:span text:style-name="T42_11"><text:s/>(</text:span><text:span text:style-name="T42_12">Cromwell</text:span><text:span text:style-name="T42_13">)<text:s/></text:span><text:span text:style-name="T42_14">and</text:span><text:span text:style-name="T42_15"><text:s/></text:span><text:span text:style-name="T42_16">Cavaliers</text:span><text:span text:style-name="T42_17"><text:s/>(</text:span><text:span text:style-name="T42_18">the</text:span><text:span text:style-name="T42_19"><text:s/></text:span><text:span text:style-name="T42_20">King</text:span><text:span text:style-name="T42_21">)</text:span></text:p>
      <text:p text:style-name="P43"><text:span text:style-name="T43_1">1643<text:tab/><text:tab/></text:span><text:span text:style-name="T43_2">Isaac</text:span><text:span text:style-name="T43_3"><text:s/></text:span><text:span text:style-name="T43_4">Newton</text:span><text:span text:style-name="T43_5"><text:s/></text:span><text:span text:style-name="T43_6">born</text:span></text:p>
      <text:p text:style-name="P44"><text:span text:style-name="T44_1">1646<text:tab/><text:tab/></text:span><text:span text:style-name="T44_2">King</text:span><text:span text:style-name="T44_3"><text:s/></text:span><text:span text:style-name="T44_4">defeated</text:span><text:span text:style-name="T44_5"><text:s/></text:span><text:span text:style-name="T44_6">at</text:span><text:span text:style-name="T44_7"><text:s/></text:span><text:span text:style-name="T44_8">Battles</text:span><text:span text:style-name="T44_9"><text:s/></text:span><text:span text:style-name="T44_10">of</text:span><text:span text:style-name="T44_11"><text:s/></text:span><text:span text:style-name="T44_12">Marston</text:span><text:span text:style-name="T44_13"><text:s/></text:span><text:span text:style-name="T44_14">Moor</text:span><text:span text:style-name="T44_15"><text:s/></text:span><text:span text:style-name="T44_16">and</text:span><text:span text:style-name="T44_17"><text:s/></text:span><text:span text:style-name="T44_18">Naseby</text:span><text:span text:style-name="T44_19">,</text:span><text:span text:style-name="T44_20"><text:s/></text:span><text:span text:style-name="T44_21">civil</text:span><text:span text:style-name="T44_22"><text:s/></text:span><text:span text:style-name="T44_23">war</text:span><text:span text:style-name="T44_24"><text:s/></text:span><text:span text:style-name="T44_25">ends</text:span></text:p>
      <text:p text:style-name="P45"><text:span text:style-name="T45_1">1649<text:tab/><text:tab/></text:span><text:span text:style-name="T45_2">King</text:span><text:span text:style-name="T45_3"><text:s/></text:span><text:span text:style-name="T45_4">Charles</text:span><text:span text:style-name="T45_5"><text:s/></text:span><text:span text:style-name="T45_6">I</text:span><text:span text:style-name="T45_7"><text:s/></text:span><text:span text:style-name="T45_8">executed</text:span><text:span text:style-name="T45_9"><text:s/></text:span><text:span text:style-name="T45_10">by</text:span><text:span text:style-name="T45_11"><text:s/></text:span><text:span text:style-name="T45_12">beheading</text:span><text:span text:style-name="T45_13">,<text:s/></text:span><text:span text:style-name="T45_14">Cromwell</text:span><text:span text:style-name="T45_15"><text:s/></text:span><text:span text:style-name="T45_16">becomes</text:span><text:span text:style-name="T45_17"><text:s/>“</text:span><text:span text:style-name="T45_18">Lord</text:span><text:span text:style-name="T45_19"><text:s/></text:span><text:span text:style-name="T45_20">Protector</text:span><text:span text:style-name="T45_21">”</text:span></text:p>
      <text:p text:style-name="P46"><text:span text:style-name="T46_1"><text:tab/><text:tab/></text:span><text:span text:style-name="T46_2">Oliver</text:span><text:span text:style-name="T46_3"><text:s/></text:span><text:span text:style-name="T46_4">Cromwell</text:span><text:span text:style-name="T46_5"><text:s/></text:span><text:span text:style-name="T46_6">brutally</text:span><text:span text:style-name="T46_7"><text:s/></text:span><text:span text:style-name="T46_8">suppresses</text:span><text:span text:style-name="T46_9"><text:s/></text:span><text:span text:style-name="T46_10">Irish</text:span><text:span text:style-name="T46_11"><text:s/></text:span><text:span text:style-name="T46_12">rebellion</text:span></text:p>
      <text:p text:style-name="P47"><text:span text:style-name="T47_1">1656<text:tab/><text:tab/></text:span><text:span text:style-name="T47_2">First</text:span><text:span text:style-name="T47_3"><text:s/></text:span><text:span text:style-name="T47_4">Jews</text:span><text:span text:style-name="T47_5"><text:s/></text:span><text:span text:style-name="T47_6">come</text:span><text:span text:style-name="T47_7"><text:s/></text:span><text:span text:style-name="T47_8">to</text:span><text:span text:style-name="T47_9"><text:s/></text:span><text:span text:style-name="T47_10">Britain</text:span></text:p>
      <text:p text:style-name="P48"><text:span text:style-name="T48_1">1658<text:tab/><text:tab/></text:span><text:span text:style-name="T48_2">Cromwell</text:span><text:span text:style-name="T48_3"><text:s/></text:span><text:span text:style-name="T48_4">dies</text:span></text:p>
      <text:p text:style-name="P49"><text:span text:style-name="T49_1">1660<text:tab/><text:tab/></text:span><text:span text:style-name="T49_2">“</text:span><text:span text:style-name="T49_3">The</text:span><text:span text:style-name="T49_4"><text:s/></text:span><text:span text:style-name="T49_5">Restoration</text:span><text:span text:style-name="T49_6">”:<text:s/></text:span><text:span text:style-name="T49_7">Charles</text:span><text:span text:style-name="T49_8"><text:s/></text:span><text:span text:style-name="T49_9">II</text:span><text:span text:style-name="T49_10"><text:s/></text:span><text:span text:style-name="T49_11">instated</text:span><text:span text:style-name="T49_12"><text:s/></text:span><text:span text:style-name="T49_13">as</text:span><text:span text:style-name="T49_14"><text:s/></text:span><text:span text:style-name="T49_15">king</text:span></text:p>
      <text:p text:style-name="P50"><text:span text:style-name="T50_1">1680-1720<text:tab/></text:span><text:span text:style-name="T50_2">Huguenots</text:span><text:span text:style-name="T50_3"><text:s/>(</text:span><text:span text:style-name="T50_4">refugees</text:span><text:span text:style-name="T50_5">)<text:s/></text:span><text:span text:style-name="T50_6">arriving</text:span><text:span text:style-name="T50_7"><text:s/></text:span><text:span text:style-name="T50_8">from</text:span><text:span text:style-name="T50_9"><text:s/></text:span><text:span text:style-name="T50_10">France</text:span></text:p>
      <text:p text:style-name="P51"><text:span text:style-name="T51_1">1685<text:tab/><text:tab/></text:span><text:span text:style-name="T51_2">Charles</text:span><text:span text:style-name="T51_3"><text:s/></text:span><text:span text:style-name="T51_4">II</text:span><text:span text:style-name="T51_5"><text:s/></text:span><text:span text:style-name="T51_6">dies</text:span><text:span text:style-name="T51_7">,<text:s/></text:span><text:span text:style-name="T51_8">Catholic</text:span><text:span text:style-name="T51_9"><text:s/></text:span><text:span text:style-name="T51_10">James</text:span><text:span text:style-name="T51_11"><text:s/></text:span><text:span text:style-name="T51_12">II</text:span><text:span text:style-name="T51_13"><text:s/></text:span><text:span text:style-name="T51_14">becomes</text:span><text:span text:style-name="T51_15"><text:s/></text:span><text:span text:style-name="T51_16">king</text:span></text:p>
      <text:p text:style-name="P52"><text:span text:style-name="T52_1">1688<text:tab/><text:tab/></text:span><text:span text:style-name="T52_2">William</text:span><text:span text:style-name="T52_3"><text:s/></text:span><text:span text:style-name="T52_4">of</text:span><text:span text:style-name="T52_5"><text:s/></text:span><text:span text:style-name="T52_6">Orange</text:span><text:span text:style-name="T52_7"><text:s/></text:span><text:span text:style-name="T52_8">invades</text:span><text:span text:style-name="T52_9"><text:s/></text:span><text:span text:style-name="T52_10">England</text:span><text:span text:style-name="T52_11">,<text:s/></text:span><text:span text:style-name="T52_12">becomes</text:span><text:span text:style-name="T52_13"><text:s/></text:span><text:span text:style-name="T52_14">William</text:span><text:span text:style-name="T52_15"><text:s/></text:span><text:span text:style-name="T52_16">III</text:span></text:p>
      <text:p text:style-name="P53"><text:span text:style-name="T53_1">1689<text:tab/><text:tab/></text:span><text:span text:style-name="T53_2">Bill</text:span><text:span text:style-name="T53_3"><text:s/></text:span><text:span text:style-name="T53_4">of</text:span><text:span text:style-name="T53_5"><text:s/></text:span><text:span text:style-name="T53_6">Rights</text:span><text:span text:style-name="T53_7"><text:s/></text:span><text:span text:style-name="T53_8">established</text:span><text:span text:style-name="T53_9"><text:s/>(</text:span><text:span text:style-name="T53_10">limits</text:span><text:span text:style-name="T53_11"><text:s/></text:span><text:span text:style-name="T53_12">king</text:span><text:span text:style-name="T53_13">’</text:span><text:span text:style-name="T53_14">s</text:span><text:span text:style-name="T53_15"><text:s/></text:span><text:span text:style-name="T53_16">power</text:span><text:span text:style-name="T53_17">)</text:span></text:p>
      <text:p text:style-name="P54"><text:span text:style-name="T54_1">1690<text:tab/><text:tab/></text:span><text:span text:style-name="T54_2">William</text:span><text:span text:style-name="T54_3"><text:s/></text:span><text:span text:style-name="T54_4">defeats</text:span><text:span text:style-name="T54_5"><text:s/></text:span><text:span text:style-name="T54_6">James</text:span><text:span text:style-name="T54_7"><text:s/></text:span><text:span text:style-name="T54_8">at</text:span><text:span text:style-name="T54_9"><text:s/></text:span><text:span text:style-name="T54_10">Battle</text:span><text:span text:style-name="T54_11"><text:s/></text:span><text:span text:style-name="T54_12">of</text:span><text:span text:style-name="T54_13"><text:s/></text:span><text:span text:style-name="T54_14">Boyne</text:span><text:span text:style-name="T54_15"><text:s/></text:span><text:span text:style-name="T54_16">in</text:span><text:span text:style-name="T54_17"><text:s/></text:span><text:span text:style-name="T54_18">Ireland</text:span></text:p>
      <text:p text:style-name="P55"><text:span text:style-name="T55_1">1695<text:tab/><text:tab/></text:span><text:span text:style-name="T55_2">Newspapers</text:span><text:span text:style-name="T55_3"><text:s/></text:span><text:span text:style-name="T55_4">allowed</text:span><text:span text:style-name="T55_5"><text:s/></text:span><text:span text:style-name="T55_6">to</text:span><text:span text:style-name="T55_7"><text:s/></text:span><text:span text:style-name="T55_8">operate</text:span><text:span text:style-name="T55_9"><text:s/></text:span><text:span text:style-name="T55_10">without</text:span><text:span text:style-name="T55_11"><text:s/></text:span><text:span text:style-name="T55_12">government</text:span><text:span text:style-name="T55_13"><text:s/></text:span><text:span text:style-name="T55_14">license</text:span></text:p>
      <text:p text:style-name="P56"/>
      <text:p text:style-name="P57"><text:span text:style-name="T57_1">18</text:span><text:span text:style-name="T57_2">th</text:span><text:span text:style-name="T57_3"><text:s/></text:span><text:span text:style-name="T57_4">century</text:span><text:span text:style-name="T57_5"><text:tab/></text:span><text:span text:style-name="T57_6">“</text:span><text:span text:style-name="T57_7">The</text:span><text:span text:style-name="T57_8"><text:s/></text:span><text:span text:style-name="T57_9">Enlightenment</text:span><text:span text:style-name="T57_10">”:<text:s/></text:span><text:span text:style-name="T57_11">new</text:span><text:span text:style-name="T57_12"><text:s/></text:span><text:span text:style-name="T57_13">ideas</text:span><text:span text:style-name="T57_14"><text:s/></text:span><text:span text:style-name="T57_15">in</text:span><text:span text:style-name="T57_16"><text:s/></text:span><text:span text:style-name="T57_17">politics</text:span><text:span text:style-name="T57_18">,<text:s/></text:span><text:span text:style-name="T57_19">philosophy</text:span><text:span text:style-name="T57_20"><text:s/></text:span><text:span text:style-name="T57_21">and</text:span><text:span text:style-name="T57_22"><text:s/></text:span><text:span text:style-name="T57_23">science</text:span></text:p>
      <text:p text:style-name="P58"/>
      <text:p text:style-name="P59"><text:span text:style-name="T59_1">1707<text:tab/><text:tab/></text:span><text:span text:style-name="T59_2">Act</text:span><text:span text:style-name="T59_3"><text:s/></text:span><text:span text:style-name="T59_4">of</text:span><text:span text:style-name="T59_5"><text:s/></text:span><text:span text:style-name="T59_6">Union</text:span><text:span text:style-name="T59_7"><text:s/></text:span><text:span text:style-name="T59_8">agreed</text:span><text:span text:style-name="T59_9">,<text:s/></text:span><text:span text:style-name="T59_10">creating</text:span><text:span text:style-name="T59_11"><text:s/></text:span><text:span text:style-name="T59_12">the</text:span><text:span text:style-name="T59_13"><text:s/></text:span><text:span text:style-name="T59_14">Kindom</text:span><text:span text:style-name="T59_15"><text:s/></text:span><text:span text:style-name="T59_16">of</text:span><text:span text:style-name="T59_17"><text:s/></text:span><text:span text:style-name="T59_18">Great</text:span><text:span text:style-name="T59_19"><text:s/></text:span><text:span text:style-name="T59_20">Britain</text:span></text:p>
      <text:p text:style-name="P60"><text:span text:style-name="T60_1">1714<text:tab/><text:tab/></text:span><text:span text:style-name="T60_2">Queen</text:span><text:span text:style-name="T60_3"><text:s/></text:span><text:span text:style-name="T60_4">Anne</text:span><text:span text:style-name="T60_5"><text:s/></text:span><text:span text:style-name="T60_6">dies</text:span><text:span text:style-name="T60_7">,<text:s/></text:span><text:span text:style-name="T60_8">Parliament</text:span><text:span text:style-name="T60_9"><text:s/></text:span><text:span text:style-name="T60_10">chose</text:span><text:span text:style-name="T60_11"><text:s/></text:span><text:span text:style-name="T60_12">German</text:span><text:span text:style-name="T60_13"><text:s/></text:span><text:span text:style-name="T60_14">George</text:span><text:span text:style-name="T60_15"><text:s/></text:span><text:span text:style-name="T60_16">I</text:span><text:span text:style-name="T60_17"><text:s/></text:span><text:span text:style-name="T60_18">as</text:span><text:span text:style-name="T60_19"><text:s/></text:span><text:span text:style-name="T60_20">king</text:span></text:p>
      <text:p text:style-name="P61"><text:span text:style-name="T61_1">1721<text:tab/><text:tab/></text:span><text:span text:style-name="T61_2">Sir</text:span><text:span text:style-name="T61_3"><text:s/></text:span><text:span text:style-name="T61_4">Robert</text:span><text:span text:style-name="T61_5"><text:s/></text:span><text:span text:style-name="T61_6">Walpole</text:span><text:span text:style-name="T61_7"><text:s/></text:span><text:span text:style-name="T61_8">becomes</text:span><text:span text:style-name="T61_9"><text:s/></text:span><text:span text:style-name="T61_10">first</text:span><text:span text:style-name="T61_11"><text:s/></text:span><text:span text:style-name="T61_12">Prime</text:span><text:span text:style-name="T61_13"><text:s/></text:span><text:span text:style-name="T61_14">Minister</text:span><text:span text:style-name="T61_15">,<text:s/></text:span><text:span text:style-name="T61_16">until</text:span><text:span text:style-name="T61_17"><text:s/></text:span><text:span text:style-name="T61_18">1742</text:span></text:p>
      <text:p text:style-name="P62"><text:span text:style-name="T62_1">1727<text:tab/><text:tab/></text:span><text:span text:style-name="T62_2">Isaac</text:span><text:span text:style-name="T62_3"><text:s/></text:span><text:span text:style-name="T62_4">Newton</text:span><text:span text:style-name="T62_5"><text:s/></text:span><text:span text:style-name="T62_6">dies</text:span></text:p>
      <text:p text:style-name="P63"><text:span text:style-name="T63_1">1732<text:tab/><text:tab/></text:span><text:span text:style-name="T63_2">Richard</text:span><text:span text:style-name="T63_3"><text:s/></text:span><text:span text:style-name="T63_4">Arkwright</text:span><text:span text:style-name="T63_5"><text:s/></text:span><text:span text:style-name="T63_6">born</text:span><text:span text:style-name="T63_7">.<text:s/></text:span><text:span text:style-name="T63_8">Efficiently</text:span><text:span text:style-name="T63_9"><text:s/></text:span><text:span text:style-name="T63_10">ran</text:span><text:span text:style-name="T63_11"><text:s/></text:span><text:span text:style-name="T63_12">factories</text:span><text:span text:style-name="T63_13">.<text:s/></text:span><text:span text:style-name="T63_14">Woop</text:span><text:span text:style-name="T63_15"><text:s/></text:span><text:span text:style-name="T63_16">dee</text:span><text:span text:style-name="T63_17"><text:s/></text:span><text:span text:style-name="T63_18">doo</text:span><text:span text:style-name="T63_19">.</text:span></text:p>
      <text:p text:style-name="P64"><text:span text:style-name="T64_1">1745<text:tab/><text:tab/></text:span><text:span text:style-name="T64_2">Bonnie</text:span><text:span text:style-name="T64_3"><text:s/></text:span><text:span text:style-name="T64_4">Prince</text:span><text:span text:style-name="T64_5"><text:s/></text:span><text:span text:style-name="T64_6">Charlie</text:span><text:span text:style-name="T64_7"><text:s/></text:span><text:span text:style-name="T64_8">attempts</text:span><text:span text:style-name="T64_9"><text:s/></text:span><text:span text:style-name="T64_10">to</text:span><text:span text:style-name="T64_11"><text:s/></text:span><text:span text:style-name="T64_12">invade</text:span><text:span text:style-name="T64_13"><text:s/>&amp;<text:s/></text:span><text:span text:style-name="T64_14">become</text:span><text:span text:style-name="T64_15"><text:s/></text:span><text:span text:style-name="T64_16">king</text:span><text:span text:style-name="T64_17">,</text:span></text:p>
      <text:p text:style-name="P65"><text:span text:style-name="T65_1">supported</text:span><text:span text:style-name="T65_2"><text:s/></text:span><text:span text:style-name="T65_3">by</text:span><text:span text:style-name="T65_4"><text:s/></text:span><text:span text:style-name="T65_5">Scottish</text:span><text:span text:style-name="T65_6"><text:s/></text:span><text:span text:style-name="T65_7">clans</text:span></text:p>
      <text:p text:style-name="P66"><text:span text:style-name="T66_1">1746</text:span><text:span text:style-name="T66_2"><text:tab/><text:tab/></text:span><text:span text:style-name="T66_3">Charlie</text:span><text:span text:style-name="T66_4"><text:s/></text:span><text:span text:style-name="T66_5">defeated</text:span><text:span text:style-name="T66_6"><text:s/></text:span><text:span text:style-name="T66_7">at</text:span><text:span text:style-name="T66_8"><text:s/></text:span><text:span text:style-name="T66_9">Battle</text:span><text:span text:style-name="T66_10"><text:s/></text:span><text:span text:style-name="T66_11">of</text:span><text:span text:style-name="T66_12"><text:s/></text:span><text:span text:style-name="T66_13">Culloden</text:span><text:span text:style-name="T66_14">.<text:s/></text:span><text:span text:style-name="T66_15">Clans</text:span><text:span text:style-name="T66_16"><text:s/></text:span><text:span text:style-name="T66_17">lose</text:span><text:span text:style-name="T66_18"><text:s/></text:span><text:span text:style-name="T66_19">a</text:span><text:span text:style-name="T66_20"><text:s/></text:span><text:span text:style-name="T66_21">lot</text:span><text:span text:style-name="T66_22"><text:s/></text:span><text:span text:style-name="T66_23">of</text:span><text:span text:style-name="T66_24"><text:s/></text:span><text:span text:style-name="T66_25">power</text:span><text:span text:style-name="T66_26">.</text:span></text:p>
      <text:p text:style-name="P67"><text:span text:style-name="T67_1">1759<text:tab/><text:tab/></text:span><text:span text:style-name="T67_2">Robert</text:span><text:span text:style-name="T67_3"><text:s/></text:span><text:span text:style-name="T67_4">Burns</text:span><text:span text:style-name="T67_5"><text:s/></text:span><text:span text:style-name="T67_6">born</text:span><text:span text:style-name="T67_7"><text:s/>-<text:s/></text:span><text:span text:style-name="T67_8">the</text:span><text:span text:style-name="T67_9"><text:s/></text:span><text:span text:style-name="T67_10">Bard</text:span><text:span text:style-name="T67_11">,<text:s/></text:span><text:span text:style-name="T67_12">wrote</text:span><text:span text:style-name="T67_13"><text:s/></text:span><text:span text:style-name="T67_14">Auld</text:span><text:span text:style-name="T67_15"><text:s/></text:span><text:span text:style-name="T67_16">Lang</text:span><text:span text:style-name="T67_17"><text:s/></text:span><text:span text:style-name="T67_18">Syne</text:span></text:p>
      <text:p text:style-name="P68"><text:span text:style-name="T68_1"><text:tab/><text:tab/></text:span><text:span text:style-name="T68_2">Sake</text:span><text:span text:style-name="T68_3"><text:s/></text:span><text:span text:style-name="T68_4">Dean</text:span><text:span text:style-name="T68_5"><text:s/></text:span><text:span text:style-name="T68_6">Mahomet</text:span><text:span text:style-name="T68_7"><text:s/></text:span><text:span text:style-name="T68_8">born</text:span><text:span text:style-name="T68_9"><text:s/></text:span><text:span text:style-name="T68_10">in</text:span><text:span text:style-name="T68_11"><text:s/></text:span><text:span text:style-name="T68_12">Bengal</text:span><text:span text:style-name="T68_13"><text:s/></text:span><text:span text:style-name="T68_14">region</text:span><text:span text:style-name="T68_15"><text:s/></text:span><text:span text:style-name="T68_16">in</text:span><text:span text:style-name="T68_17"><text:s/></text:span><text:span text:style-name="T68_18">India</text:span></text:p>
      <text:p text:style-name="P69"><text:span text:style-name="T69_1">1776</text:span><text:span text:style-name="T69_2"><text:tab/><text:tab/></text:span><text:span text:style-name="T69_3">13<text:s/></text:span><text:span text:style-name="T69_4">American</text:span><text:span text:style-name="T69_5"><text:s/></text:span><text:span text:style-name="T69_6">states</text:span><text:span text:style-name="T69_7"><text:s/></text:span><text:span text:style-name="T69_8">declare</text:span><text:span text:style-name="T69_9"><text:s/></text:span><text:span text:style-name="T69_10">their</text:span><text:span text:style-name="T69_11"><text:s/></text:span><text:span text:style-name="T69_12">independence</text:span></text:p>
      <text:p text:style-name="P70"><text:span text:style-name="T70_1">1782<text:tab/><text:tab/></text:span><text:span text:style-name="T70_2">Mahomet</text:span><text:span text:style-name="T70_3"><text:s/></text:span><text:span text:style-name="T70_4">came</text:span><text:span text:style-name="T70_5"><text:s/></text:span><text:span text:style-name="T70_6">to</text:span><text:span text:style-name="T70_7"><text:s/></text:span><text:span text:style-name="T70_8">Britain</text:span></text:p>
      <text:p text:style-name="P71"><text:span text:style-name="T71_1">1783</text:span><text:span text:style-name="T71_2"><text:tab/><text:tab/></text:span><text:span text:style-name="T71_3">American</text:span><text:span text:style-name="T71_4"><text:s/></text:span><text:span text:style-name="T71_5">independence</text:span><text:span text:style-name="T71_6"><text:s/></text:span><text:span text:style-name="T71_7">from</text:span><text:span text:style-name="T71_8"><text:s/></text:span><text:span text:style-name="T71_9">Britain</text:span><text:span text:style-name="T71_10"><text:s/></text:span><text:span text:style-name="T71_11">recognised</text:span></text:p>
      <text:p text:style-name="P72"><text:span text:style-name="T72_1">1786<text:tab/><text:tab/></text:span><text:span text:style-name="T72_2">Mahomet</text:span><text:span text:style-name="T72_3"><text:s/></text:span><text:span text:style-name="T72_4">eloped</text:span><text:span text:style-name="T72_5"><text:s/></text:span><text:span text:style-name="T72_6">with</text:span><text:span text:style-name="T72_7"><text:s/></text:span><text:span text:style-name="T72_8">Irish</text:span><text:span text:style-name="T72_9"><text:s/></text:span><text:span text:style-name="T72_10">girl</text:span><text:span text:style-name="T72_11"><text:s/></text:span><text:span text:style-name="T72_12">Jane</text:span><text:span text:style-name="T72_13"><text:s/></text:span><text:span text:style-name="T72_14">Daly</text:span></text:p>
      <text:p text:style-name="P73"><text:span text:style-name="T73_1">1789<text:tab/><text:tab/></text:span><text:span text:style-name="T73_2">France</text:span><text:span text:style-name="T73_3"><text:s/>(</text:span><text:span text:style-name="T73_4">Napoleon</text:span><text:span text:style-name="T73_5">)<text:s/></text:span><text:span text:style-name="T73_6">declares</text:span><text:span text:style-name="T73_7"><text:s/></text:span><text:span text:style-name="T73_8">war</text:span><text:span text:style-name="T73_9"><text:s/></text:span><text:span text:style-name="T73_10">on</text:span><text:span text:style-name="T73_11"><text:s/></text:span><text:span text:style-name="T73_12">Britain</text:span></text:p>
      <text:p text:style-name="P74"><text:span text:style-name="T74_1">1792<text:tab/><text:tab/></text:span><text:span text:style-name="T74_2">Richard</text:span><text:span text:style-name="T74_3"><text:s/></text:span><text:span text:style-name="T74_4">Arkwright</text:span><text:span text:style-name="T74_5"><text:s/></text:span><text:span text:style-name="T74_6">dies</text:span></text:p>
      <text:p text:style-name="P75"><text:span text:style-name="T75_1">1796<text:tab/><text:tab/></text:span><text:span text:style-name="T75_2">Robert</text:span><text:span text:style-name="T75_3"><text:s/></text:span><text:span text:style-name="T75_4">Burns</text:span><text:span text:style-name="T75_5"><text:s/></text:span><text:span text:style-name="T75_6">dies</text:span></text:p>
      <text:p text:style-name="P76"/>
      <text:p text:style-name="P77"><text:span text:style-name="T77_1">Late</text:span><text:span text:style-name="T77_2"><text:s/>1700</text:span><text:span text:style-name="T77_3">s</text:span><text:span text:style-name="T77_4"><text:tab/></text:span><text:span text:style-name="T77_5">Quakers</text:span><text:span text:style-name="T77_6"><text:s/></text:span><text:span text:style-name="T77_7">set</text:span><text:span text:style-name="T77_8"><text:s/></text:span><text:span text:style-name="T77_9">up</text:span><text:span text:style-name="T77_10"><text:s/></text:span><text:span text:style-name="T77_11">anti</text:span><text:span text:style-name="T77_12">-</text:span><text:span text:style-name="T77_13">slavery</text:span><text:span text:style-name="T77_14"><text:s/></text:span><text:span text:style-name="T77_15">groups</text:span></text:p>
      <text:p text:style-name="P78"/>
      <text:p text:style-name="P79"><text:span text:style-name="T79_1">1805<text:tab/><text:tab/></text:span><text:span text:style-name="T79_2">Britain</text:span><text:span text:style-name="T79_3"><text:s/></text:span><text:span text:style-name="T79_4">wins</text:span><text:span text:style-name="T79_5"><text:s/></text:span><text:span text:style-name="T79_6">Battle</text:span><text:span text:style-name="T79_7"><text:s/></text:span><text:span text:style-name="T79_8">of</text:span><text:span text:style-name="T79_9"><text:s/></text:span><text:span text:style-name="T79_10">Trafalgar</text:span><text:span text:style-name="T79_11"><text:s/></text:span><text:span text:style-name="T79_12">against</text:span><text:span text:style-name="T79_13"><text:s/></text:span><text:span text:style-name="T79_14">France</text:span><text:span text:style-name="T79_15"><text:s/>(</text:span><text:span text:style-name="T79_16">Nelson</text:span><text:span text:style-name="T79_17"><text:s/></text:span><text:span text:style-name="T79_18">dies</text:span><text:span text:style-name="T79_19">)</text:span></text:p>
      <text:p text:style-name="P80"><text:span text:style-name="T80_1">1815<text:tab/><text:tab/></text:span><text:span text:style-name="T80_2">Britain</text:span><text:span text:style-name="T80_3"><text:s/></text:span><text:span text:style-name="T80_4">wins</text:span><text:span text:style-name="T80_5"><text:s/></text:span><text:span text:style-name="T80_6">Battle</text:span><text:span text:style-name="T80_7"><text:s/></text:span><text:span text:style-name="T80_8">of</text:span><text:span text:style-name="T80_9"><text:s/></text:span><text:span text:style-name="T80_10">Waterloo</text:span><text:span text:style-name="T80_11"><text:s/>(</text:span><text:span text:style-name="T80_12">Duke</text:span><text:span text:style-name="T80_13"><text:s/></text:span><text:span text:style-name="T80_14">of</text:span><text:span text:style-name="T80_15"><text:s/></text:span><text:span text:style-name="T80_16">Wellington</text:span><text:span text:style-name="T80_17"><text:s/></text:span><text:span text:style-name="T80_18">defeats</text:span><text:span text:style-name="T80_19"><text:s/></text:span><text:span text:style-name="T80_20">Napoleon</text:span><text:span text:style-name="T80_21">)</text:span></text:p>
      <text:p text:style-name="P81"><text:span text:style-name="T81_1">1807<text:tab/><text:tab/></text:span><text:span text:style-name="T81_2">Slave</text:span><text:span text:style-name="T81_3"><text:s/></text:span><text:span text:style-name="T81_4">trading</text:span><text:span text:style-name="T81_5"><text:s/></text:span><text:span text:style-name="T81_6">made</text:span><text:span text:style-name="T81_7"><text:s/></text:span><text:span text:style-name="T81_8">illegal</text:span><text:span text:style-name="T81_9"><text:s/></text:span><text:span text:style-name="T81_10">in</text:span><text:span text:style-name="T81_11"><text:s/></text:span><text:span text:style-name="T81_12">British</text:span><text:span text:style-name="T81_13"><text:s/></text:span><text:span text:style-name="T81_14">ports</text:span></text:p>
      <text:p text:style-name="P82"><text:span text:style-name="T82_1">1833<text:tab/><text:tab/></text:span><text:span text:style-name="T82_2">Emancipation</text:span><text:span text:style-name="T82_3"><text:s/></text:span><text:span text:style-name="T82_4">act</text:span><text:span text:style-name="T82_5"><text:s/></text:span><text:span text:style-name="T82_6">outlaws</text:span><text:span text:style-name="T82_7"><text:s/></text:span><text:span text:style-name="T82_8">slave</text:span><text:span text:style-name="T82_9"><text:s/></text:span><text:span text:style-name="T82_10">trading</text:span><text:span text:style-name="T82_11"><text:s/></text:span><text:span text:style-name="T82_12">throughout</text:span><text:span text:style-name="T82_13"><text:s/></text:span><text:span text:style-name="T82_14">British</text:span><text:span text:style-name="T82_15"><text:s/></text:span><text:span text:style-name="T82_16">Empire</text:span></text:p>
      <text:p text:style-name="P83"/>
      <text:p text:style-name="P84"><text:span text:style-name="T84_1">1810<text:tab/><text:tab/></text:span><text:span text:style-name="T84_2">Mahomet</text:span><text:span text:style-name="T84_3"><text:s/></text:span><text:span text:style-name="T84_4">opens</text:span><text:span text:style-name="T84_5"><text:s/></text:span><text:span text:style-name="T84_6">Hindoostane</text:span><text:span text:style-name="T84_7"><text:s/></text:span><text:span text:style-name="T84_8">Coffee</text:span><text:span text:style-name="T84_9"><text:s/></text:span><text:span text:style-name="T84_10">House</text:span></text:p>
      <text:p text:style-name="P85"><text:span text:style-name="T85_1">introduced</text:span><text:span text:style-name="T85_2"><text:s/>“</text:span><text:span text:style-name="T85_3">shampooing</text:span><text:span text:style-name="T85_4">”<text:s/></text:span><text:span text:style-name="T85_5">head</text:span><text:span text:style-name="T85_6"><text:s/></text:span><text:span text:style-name="T85_7">massage</text:span></text:p>
      <text:p text:style-name="P86"><text:span text:style-name="T86_1">1851<text:tab/><text:tab/></text:span><text:span text:style-name="T86_2">Mahomet</text:span><text:span text:style-name="T86_3"><text:s/></text:span><text:span text:style-name="T86_4">dies</text:span></text:p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